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ecaa" officeooo:paragraph-rsid="0000ecaa"/>
    </style:style>
    <style:style style:name="P2" style:family="paragraph" style:parent-style-name="Standard">
      <style:text-properties officeooo:rsid="0001d232" officeooo:paragraph-rsid="0001d232"/>
    </style:style>
    <style:style style:name="T1" style:family="text">
      <style:text-properties officeooo:rsid="0001d2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 Morning,</text:p>
      <text:p text:style-name="P1">Im Janhavi Jain from DIV 1 S4 batch, along with my teammates Shweta and Gauri. We are going to present on Decentralized Transaction Verification and Storage System (Blockchain). With this project we use blockchain to store data. Our aim to use blockchain is to make transactions storage more decentralised. <text:span text:style-name="T1">We have implemented blockchain concept as efficiently as we can.</text:span></text:p>
      <text:p text:style-name="P1"/>
      <text:p text:style-name="P2">Let us start with an overview of what is blockchain?</text:p>
      <text:p text:style-name="P2"/>
      <text:p text:style-name="P2"/>
      <text:p text:style-name="P2">Data structures we have used to implement this concept are Linked List with a rear pointer, merkle tree and hash table.</text:p>
      <text:p text:style-name="P2"/>
      <text:p text:style-name="P2">External libraries used SHA256</text:p>
      <text:p text:style-name="P2"/>
      <text:p text:style-name="P2">Menu driven program,</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5T20:00:23.206446724</meta:creation-date>
    <dc:date>2024-12-05T21:45:13.012345723</dc:date>
    <meta:editing-duration>PT1H18M19S</meta:editing-duration>
    <meta:editing-cycles>1</meta:editing-cycles>
    <meta:document-statistic meta:table-count="0" meta:image-count="0" meta:object-count="0" meta:page-count="1" meta:paragraph-count="6" meta:word-count="99" meta:character-count="605" meta:non-whitespace-character-count="512"/>
    <meta:generator>LibreOffice/24.2.5.2$Linux_X86_64 LibreOffice_project/420$Build-2</meta:generator>
  </office:meta>
</office:document-meta>
</file>